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Heading_20_2">
      <style:text-properties officeooo:paragraph-rsid="000c22a5"/>
    </style:style>
    <style:style style:name="P3" style:family="paragraph" style:parent-style-name="Text_20_body" style:list-style-name="L1"/>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officeooo:paragraph-rsid="000c22a5"/>
    </style:style>
    <style:style style:name="T1" style:family="text">
      <style:text-properties fo:color="#000000"/>
    </style:style>
    <style:style style:name="T2" style:family="text">
      <style:text-properties fo:color="#000000" fo:font-weight="bold"/>
    </style:style>
    <style:style style:name="T3" style:family="text">
      <style:text-properties officeooo:rsid="000c22a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NE-D-16-42821<text:line-break/>Target-distractor Synchrony Affects Performance in a Novel Motor Task for Studying Action Selection<text:line-break/>PLOS ONE<text:line-break/><text:line-break/>Dear Dr. James,<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major points raised by the reviewers during the review process.<text:line-break/><text:line-break/><text:line-break/>We would appreciate receiving your revised manuscript by Feb 24 2017 11:59PM. When you are ready to submit your revision, log on to <text:a xlink:type="simple" xlink:href="http://pone.edmgr.com/" office:target-frame-name="_blank" xlink:show="new" text:style-name="Internet_20_link" text:visited-style-name="Visited_20_Internet_20_Link">http://pone.edmgr.com/</text:a> and select the 'Submissions Needing Revision' folder to locate your manuscript file.<text:line-break/><text:line-break/>If you would like to make changes to your financial disclosure, please include your updated statement in your cover letter.<text:line-break/><text:line-break/>Please include the following items when submitting your revised manuscript:</text:p>
      <text:list xml:id="list8880871027463294427" text:style-name="L1">
        <text:list-item>
          <text:p text:style-name="P5">A rebuttal letter that responds to each point raised by the academic editor and reviewer(s). This letter should be uploaded as separate file and labeled 'Response to Reviewers'. </text:p>
        </text:list-item>
        <text:list-item>
          <text:p text:style-name="P5">A marked-up copy of your manuscript that highlights changes made to the original version. This file should be uploaded as separate file and labeled 'Revised Manuscript with Track Changes'. </text:p>
        </text:list-item>
        <text:list-item>
          <text:p text:style-name="P3">An unmarked version of your revised paper without tracked changes. This file should be uploaded as separate file and labeled 'Manuscript'.</text:p>
        </text:list-item>
      </text:list>
      <text:p text:style-name="P4">We look forward to receiving your revised manuscript.<text:line-break/><text:line-break/>Kind regards,<text:line-break/><text:line-break/>Thomas Boraud, M.D., Ph.D.<text:line-break/>Academic Editor<text:line-break/>PLOS ONE<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ext:span><text:soft-page-break/><text:span text:style-name="T1">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4: No<text:line-break/> </text:p>
      <text:p text:style-name="Horizontal_20_Line"/>
      <text:p text:style-name="P4"><text:line-break/><text:span text:style-name="T1">2. Has the statistical analysis been performed appropriately and rigorously? </text:span><text:line-break/><text:line-break/>Reviewer #1: Yes<text:line-break/><text:line-break/>Reviewer #4: No<text:line-break/> </text:p>
      <text:p text:style-name="Horizontal_20_Line"/>
      <text:p text:style-name="P4"><text:line-break/><text:span text:style-name="T1">3. Have the authors made all data underlying the findings in their manuscript fully available?<text:line-break/><text:line-break/>The </text:span><text:a xlink:type="simple" xlink:href="http://www.plosone.org/static/policies.action#sharing" office:target-frame-name="_blank" xlink:show="new"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4: Yes<text:line-break/> </text:p>
      <text:p text:style-name="Horizontal_20_Line"/>
      <text:p text:style-name="P4"><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text:soft-page-break/>Reviewer #4: Yes<text:line-break/></text:p>
      <text:p text:style-name="Horizontal_20_Line"/>
      <text:p text:style-name="P6"><text:span text:style-name="T1">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span></text:p>
      <text:p text:style-name="P6"/>
      <text:h text:style-name="Heading_20_2" text:outline-level="2">Reviewer #1</text:h>
      <text:p text:style-name="P6"/>
      <text:p text:style-name="P6">James and colleagues developed a novel “line task” designed for studying action selection. The task is a tablet-based application easily usable to record reach movements in healthy or pathological subjects. This is an interesting implementation of a task which indeed seems easy to use.<text:line-break/>The results provide slight novel insights into action selection performance in humans and neurophysiological hypothesis in the discussion are sometimes too speculative. However, this is nevertheless an interesting new task with some clear results, but it requires some more in-depth analyses of the data and clarifications. I have the following comments:<text:line-break/><text:line-break/><text:line-break/>- The authors claimed that: “the line task is not constrained to the laboratory and can be used by individuals in their own homes to generate movement data which can then be collected via the internet for analysis by the researcher »<text:line-break/>However, they also need to measure the distance from eye to target (see line 363-364 or 603-604). Moreover the posture and the precise forelimb position have also to be controlled in such a paradigm aiming at controlling precisely the degrees of freedom of reach/grasp movements. How could the authors reconcile these two opposite concerns ?<text:line-break/><text:line-break/>- The trajectory analysis has been compared with a second alternative approach. It is then important to have the standard deviation of the differences found for the two methods. This is of particular importance because:<text:line-break/>1) The authors stated that (line 299) “The script was most successful in collecting latencies from the no-distractor task condition ».<text:line-break/>2) A 6.6 ms difference exists between the two methods.<text:line-break/>3) There is only a difference of 9 ms between AD and SD conditions (which is quite small regarding the “uncertainty” above mentioned).<text:line-break/><text:line-break/>- In the same line, please also represent the latency measurement distribution for the second method (same presentation as in fig 6). A comparable distribution for the two methods would validate your alternative approach more firmly.<text:line-break/><text:line-break/>- It would be very interesting to examine whether the latency has a dependence on the distance <text:soft-page-break/>between the stylus starting position and the distractor (and not only the target as presented in fig 9) in the SD and AD conditions. It is of particular importance because in the AD condition the target and the distractor are not positioned at an equal distance of the stylus position.<text:line-break/><text:line-break/>- Reversing the colours used for target and distractor should be implemented in the task in order to avoid a possible colour effect.<text:line-break/><text:line-break/><text:line-break/>Minor:<text:line-break/><text:line-break/>- Line 27: Why brainstem and attention are mentioned in this introduction ? it seems (for me) at odds regarding the whole introduction; please contextualize this reference.<text:line-break/><text:line-break/>- Line 44: Explain a bit more this statement (“Reaching movements affect […] saccade trajectories…”); indeed, it could be confusing regarding the sequential process you mentioned line 6 in which it is mentioned that an eye movement is followed by a goal-directed upper limb movement.<text:line-break/><text:line-break/>- Line 110, the distractor mean jump time is indicated. Please indicate also the target mean jump time in this asynchronous condition and the mean stimulus jump time in the ND and SD conditions.<text:line-break/><text:line-break/>- Line 115: please justify the differences regarding the computation of the stimulus location in AD and SD conditions. Why the differences is not only concerned with time?<text:line-break/><text:line-break/>- In the figure 1, the word “time” associated with a numerical value appeared on the upper right of the screen; could it be a possible permanent right-sided distractor potentially biasing the action selection ? I suggest removing this notation in the future to avoid possible latency and error effects.<text:line-break/><text:line-break/>- Line 173: Justify the randomized block (AD, ND or SD blocks) design rather than a randomization on a trial bases.<text:line-break/><text:line-break/>- Figure 2: I found the fig 2 very confusing; for example, the black arrows indicating the time for the movement to complete is not associated with the corresponding stylus position until the end of this period. Similarly, it seems that the stylus movement is directed away from the target; I guess that this is just because the target (corresponding to event 18) is not visible.<text:line-break/>Perhaps could you use a different y-axis scale in order to see the complete stylus trajectory, as well as the target. You can use a zoom in an inset to present the blue dot-dash lines if the new scale makes them less readable.<text:line-break/>Please indicate in the figure legend that this is a No distractor condition.<text:line-break/><text:line-break/>- Use in the figure 4 the examples of the events 18, 34 and 35 used in figures 2 and 3 in order for the reader to better understand the alternative latency extraction method.<text:line-break/><text:line-break/>- Line 280 “this method is 3ms shorter […]”. Indicate for which case this is shorter.<text:line-break/><text:soft-page-break/><text:line-break/>- Figure 5: I don’t understand why the distractor position is not visible for the event 49 ?<text:line-break/><text:line-break/>- The source for the reference [51] is not indicated in the bibliography.<text:line-break/><text:line-break/>- Perhaps the error rate analysis could be:<text:line-break/>First to compare the rate of error trials in each condition (whatever if there are more than one movement errors in the trial). Second to compare for AD, ND and SD rate of errors caused only by target event. Third to compare for AD and SD condition the errors caused by distractor events.<text:line-break/><text:line-break/>- Line 408: indicate the references relative to the sentence : “In contrast to existing studies …].<text:line-break/><text:line-break/>- Line 507: The Cisek’s model is only partially based on neuronal activity reported in the study [64].<text:line-break/><text:line-break/>- line 545: the authors stated that “In the asynchronous distractor condition, Cisek’s model would predict latencies comparable with the no-distractor condition for most target events because distractor events are not aligned in time and are therefore unlikely to compete with the target ». It would certainly greatly depend on the delay between the distractor and the target. This point should be discussed.<text:line-break/><text:line-break/><text:line-break/>Typo:<text:line-break/><text:line-break/>- line 585 : « using » appeared twice</text:p>
      <text:h text:style-name="P2" text:outline-level="2"><text:line-break/>Reviewer #4</text:h>
      <text:p text:style-name="P6"/>
      <text:p text:style-name="P6">In this manuscript, James et al. describe a behavioral task for studying “action selection” in human subjects. Then, using that task, the authors report on the effects of different forms of distractor stimuli on task performance. The task shifts the position of a target line displayed on a tablet computer at unpredictable times and the human subject is instructed to tracks those target shifts using a hand-held stylus. Subject performance was studied under three conditions: no distractor, distractor line (distinguished by an alternate color) shifts synchronized with target shifts, and distractor shifts asynchronously with target shifts. The authors observed that the presence of a distractor slowed reaction times (RT) and increased error rates. The deleterious effects of the distractor were slightly worse when distractor shifts were asynchronous. The authors discuss the relevance of these results to current theories of action selection.<text:line-break/><text:line-break/>This paper is a composite, part a description of the novel task and the methods used to analyze data from the task and part a description of how subjects perform using the task. Because of this hybrid structure the manuscript has limitations as either a methods paper or as a study of human motor behavior. The methods could be described in much more detail. And the behavioral results could be <text:soft-page-break/>analyzed more completely and, possibly, modeled computationally.<text:line-break/><text:line-break/>MAJOR COMMENTS<text:line-break/>Novelty and utility of task: Although the manuscript argues that this task is novel, the authors are encouraged to explore the extensive literature on step-tracking (for a review see for example E.C. Poulton, 1981, “Human manual control”). Furthermore, the manuscript argues that the simplicity of the task provides significant advantages over previously-used tasks. For example “one dimensional target selection and reach” (line 68). Despite the fact that the task moved targets in one dimension, subjects were required to move the end effector (stylus tip) in two dimensions (across the tablet surface) and movements of the arm are unavoidably in the three dimensions of extra-personal space and in many more dimensions in joint space.<text:line-break/><text:line-break/>Perhaps the difficulty here is that the distinction between action selection and motor planning is left uncertain.<text:line-break/><text:line-break/>Significance of difference between SD and AD conditions: Inspection of the RT distributions in Fig. 6 make it clear that RTs were distributed very similarly for SD and AD conditions. The nominal significance (p&lt;0.022, line 330) may be due to greater asymmetry of the AD distribution. The subsequent analyses of means (Figs 7 and 8) provide very little additional information. Regardless of approach, the mean difference between SD and AD distributions remains quite small (9 msec) and the RT distributions overlap substantially.<text:line-break/><text:line-break/>Relevance of the differences between SD and AD conditions: Although this appears to be most important result, how those results “provide insights into action selection” remains unclear. Why the synchronous vs. asynchronous contrast might matter is not mentioned until the end of Discussion. The one paragraph (lines 565-570) is quite speculative, lacking in citations and disjointed from the rest of the manuscript.<text:line-break/><text:line-break/>MINOR COMMENTS<text:line-break/>line 27 “microstimulation…” – what is the relevance to the current topic?<text:line-break/><text:line-break/>line 60 “action selection and motor planning” – what is the distinction between the two?<text:line-break/><text:line-break/>lines 85-86 Even though movements of the target are constrained to one dimension, it is not clear why the actions being selected during performance of the task do not involve “3D visual/movement transformations”<text:line-break/><text:line-break/>line 139 – At what the temporal resolution was the position of the digitizing pen sampled? This sampling resolution should be taken into account in the interpretation of results. For example, if the sampling rate is 60 Hz, then the device will be severely limited in its ability to study differences in performance that approach the sampling interval (i.e., differenced in RT &lt;16.7 msec).<text:line-break/><text:line-break/>line 219 “movement error” – were errors in performance signaled to subjects during task performance?<text:line-break/><text:soft-page-break/><text:line-break/>lines 284-287 – These methods are quite detailed and only relevant if this is intended to be a methods paper.<text:line-break/><text:line-break/>lines 339-345 – The authors are encouraged to consult with a statistician regarding appropriate uses of bootstrap methods.<text:line-break/> </text:p>
      <text:p text:style-name="Horizontal_20_Line"/>
      <text:p text:style-name="Text_20_body"><text:line-break/><text:span text:style-name="T1">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4: (No Response)<text:lin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text:a xlink:type="simple" xlink:href="http://pace.apexcovantage.com/" office:target-frame-name="_blank" xlink:show="new" text:style-name="Internet_20_link" text:visited-style-name="Visited_20_Internet_20_Link">http://pace.apexcovantage.com/</text:a>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text:a xlink:type="simple" xlink:href="mailto:figures@plos.org" office:target-frame-name="_blank" xlink:show="new" text:style-name="Internet_20_link" text:visited-style-name="Visited_20_Internet_20_Link">figures@plos.org</text:a>.<text:line-break/><text:line-break/>Journal requirements:<text:line-break/> <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text:a xlink:type="simple" xlink:href="http://www.journals.plos.org/plosone/s/file?id=wjVg/PLOSOne_formatting_sample_main_body.pdf" office:target-frame-name="_blank" xlink:show="new" text:style-name="Internet_20_link" text:visited-style-name="Visited_20_Internet_20_Link">http://www.journals.plos.org/</text:a> and <text:a xlink:type="simple" xlink:href="http://www.journals.plos.org/plosone/s/file?id=ba62/PLOSOne_formatting_sample_title_authors_affiliations.pdf" office:target-frame-name="_blank" xlink:show="new" text:style-name="Internet_20_link" text:visited-style-name="Visited_20_Internet_20_Link">http://www.journals.plo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 James</meta:initial-creator>
    <meta:creation-date>2017-01-18T10:52:10.100003706</meta:creation-date>
    <dc:date>2017-01-18T10:55:33.690266043</dc:date>
    <dc:creator>Seb James</dc:creator>
    <meta:editing-duration>PT3M24S</meta:editing-duration>
    <meta:editing-cycles>2</meta:editing-cycles>
    <meta:generator>LibreOffice/5.1.4.2$Linux_X86_64 LibreOffice_project/10m0$Build-2</meta:generator>
    <meta:document-statistic meta:table-count="0" meta:image-count="0" meta:object-count="0" meta:page-count="7" meta:paragraph-count="14" meta:word-count="2434" meta:character-count="15367" meta:non-whitespace-character-count="12851"/>
  </office:meta>
</office:document-meta>
</file>